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8cm" fo:min-width="5.501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4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7.49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58cm" fo:min-width="7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8cm" fo:min-width="6cm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5.49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85cm" fo:min-width="6.38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85cm" fo:min-width="5.959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5.499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9.49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85cm" fo:min-width="6.3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8cm" fo:min-width="4.5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5.5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4.499cm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4.498cm"/>
    </style:style>
    <style:style style:name="P1" style:family="paragraph"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7cm" svg:height="2cm" svg:x="1cm" svg:y="7cm">
          <text:p text:style-name="P1">NLBPUB</text:p>
          <text:p text:style-name="P1"><text:span text:style-name="T1"/></text:p>
          <text:p text:style-name="P1"><text:span text:style-name="T1">git</text:span><text:span text:style-name="T1">hu</text:span><text:span text:style-name="T1">b.</text:span><text:span text:style-name="T1">co</text:span><text:span text:style-name="T1">m</text:span><text:span text:style-name="T1">/nl</text:span><text:span text:style-name="T1">bd</text:span><text:span text:style-name="T1">ev</text:span><text:span text:style-name="T1">/nl</text:span><text:span text:style-name="T1">bp</text:span><text:span text:style-name="T1">u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8cm" svg:height="2cm" svg:x="22cm" svg:y="4cm">
          <text:p text:style-name="P1">Quickbase</text:p>
          <text:p text:style-name="P1"><text:span text:style-name="T1"/></text:p>
          <text:p text:style-name="P1"><text:span text:style-name="T1">github.com/nlbdev/quickbase-dum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cm" svg:height="2cm" svg:x="9cm" svg:y="7cm">
          <text:p text:style-name="P1">package.opf</text:p>
          <text:p text:style-name="P1"><text:span text:style-name="T1">(OPF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2" draw:id="id12" draw:layer="layout" svg:width="7cm" svg:height="2cm" svg:x="1cm" svg:y="19cm">
          <text:p text:style-name="P1">Bibliofil</text:p>
          <text:p text:style-name="P1"><text:span text:style-name="T1">github.com/nlbdev/ansible</text:span></text:p>
          <text:p text:style-name="P1"><text:span text:style-name="T1">github.com/nlbdev/bibliofil-dum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6cm" svg:height="2cm" svg:x="9cm" svg:y="1cm">
          <text:p text:style-name="P1">nlbpub-opf-to-rdf.x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" draw:id="id2" draw:layer="layout" svg:width="5cm" svg:height="1cm" svg:x="16cm" svg:y="7.5cm">
          <text:p text:style-name="P1">Boknumme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draw:type="lines" svg:x1="15cm" svg:y1="8cm" svg:x2="16cm" svg:y2="8cm" draw:start-shape="id1" draw:start-glue-point="7" draw:end-shape="id2" draw:end-glue-point="3" svg:d="M15000 8000h502-3 501" svg:viewBox="0 0 1001 1">
          <text:p/>
        </draw:connector>
        <draw:connector draw:style-name="gr6" draw:text-style-name="P4" draw:layer="layout" draw:type="lines" svg:x1="8cm" svg:y1="8cm" svg:x2="9cm" svg:y2="8cm" draw:start-shape="id3" draw:end-shape="id1" svg:d="M8000 8000h501-2 501" svg:viewBox="0 0 1001 1">
          <text:p/>
        </draw:connector>
        <draw:custom-shape draw:style-name="gr7" draw:text-style-name="P1" xml:id="id4" draw:id="id4" draw:layer="layout" svg:width="7.999cm" svg:height="2cm" svg:x="22.001cm" svg:y="7.001cm">
          <text:p text:style-name="P1">quickbase-get.xsl</text:p>
          <text:p text:style-name="P1">(record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21cm" svg:y1="8cm" svg:x2="22.001cm" svg:y2="8.001cm" draw:start-shape="id2" draw:start-glue-point="1" draw:end-shape="id4" svg:d="M21000 8000h501l-2 1h502" svg:viewBox="0 0 1002 2">
          <text:p/>
        </draw:connector>
        <draw:connector draw:style-name="gr6" draw:text-style-name="P4" draw:layer="layout" draw:type="lines" svg:x1="26cm" svg:y1="6cm" svg:x2="26cm" svg:y2="7.001cm" draw:start-shape="id5" draw:end-shape="id4" svg:d="M26000 6000v501-1 501" svg:viewBox="0 0 1 1002">
          <text:p/>
        </draw:connector>
        <draw:custom-shape draw:style-name="gr8" draw:text-style-name="P3" xml:id="id6" draw:id="id6" draw:layer="layout" svg:width="7.999cm" svg:height="2cm" svg:x="22.001cm" svg:y="10.001cm">
          <text:p text:style-name="P1">quickbase/record.xml</text:p>
          <text:p text:style-name="P1"><text:span text:style-name="T1">(Quickbase 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s" svg:x1="26cm" svg:y1="9.001cm" svg:x2="26cm" svg:y2="10.001cm" draw:start-shape="id4" draw:end-shape="id6" svg:d="M26000 9001v502-3 501" svg:viewBox="0 0 1 1001">
          <text:p/>
        </draw:connector>
        <draw:custom-shape draw:style-name="gr7" draw:text-style-name="P1" xml:id="id7" draw:id="id7" draw:layer="layout" svg:width="7.999cm" svg:height="2cm" svg:x="22.001cm" svg:y="13.002cm">
          <text:p text:style-name="P1">quickbase-record-to-rdf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26cm" svg:y1="12.001cm" svg:x2="26cm" svg:y2="13.002cm" draw:start-shape="id6" draw:end-shape="id7" svg:d="M26000 12001v502-2 501" svg:viewBox="0 0 1 1002">
          <text:p/>
        </draw:connector>
        <draw:custom-shape draw:style-name="gr9" draw:text-style-name="P3" xml:id="id10" draw:id="id10" draw:layer="layout" svg:width="6.499cm" svg:height="2cm" svg:x="19.001cm" svg:y="16.002cm">
          <text:p text:style-name="P1">quickbase/record.html</text:p>
          <text:p text:style-name="P1"><text:span text:style-name="T1">(RDF/A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xml:id="id11" draw:id="id11" draw:layer="layout" svg:width="6.5cm" svg:height="2cm" svg:x="26.5cm" svg:y="16.003cm">
          <text:p text:style-name="P1">quickbase/record.rdf</text:p>
          <text:p text:style-name="P1"><text:span text:style-name="T1">(RDF/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xml:id="id9" draw:id="id9" draw:layer="layout" svg:width="7.999cm" svg:height="2cm" svg:x="22.001cm" svg:y="19.003cm">
          <text:p text:style-name="P1">Finn alle boknummer:</text:p>
          <text:p text:style-name="P1">nlbprod:identifier.*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8" draw:id="id8" draw:layer="layout" svg:width="5cm" svg:height="1cm" svg:x="16cm" svg:y="19.5cm">
          <text:p text:style-name="P1">Boknumr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draw:type="lines" svg:x1="18.5cm" svg:y1="8.5cm" svg:x2="18.5cm" svg:y2="19.5cm" draw:start-shape="id2" draw:start-glue-point="2" draw:end-shape="id8" svg:d="M18500 8500v501 9998 501" svg:viewBox="0 0 1 11001">
          <text:p/>
        </draw:connector>
        <draw:connector draw:style-name="gr6" draw:text-style-name="P4" draw:layer="layout" draw:type="lines" svg:x1="22.001cm" svg:y1="20.003cm" svg:x2="21cm" svg:y2="20cm" draw:start-shape="id9" draw:end-shape="id8" svg:d="M22001 20003h-502l2-3h-501" svg:viewBox="0 0 1002 4">
          <text:p/>
        </draw:connector>
        <draw:connector draw:style-name="gr6" draw:text-style-name="P4" draw:layer="layout" draw:type="lines" svg:x1="26.001cm" svg:y1="15.002cm" svg:x2="22.251cm" svg:y2="16.002cm" draw:start-shape="id7" draw:start-glue-point="6" draw:end-shape="id10" draw:end-glue-point="4" svg:d="M26001 15002v502l-3750-3v501" svg:viewBox="0 0 3751 1001">
          <text:p/>
        </draw:connector>
        <draw:connector draw:style-name="gr6" draw:text-style-name="P4" draw:layer="layout" draw:type="lines" svg:x1="26.001cm" svg:y1="15.002cm" svg:x2="29.75cm" svg:y2="16.003cm" draw:start-shape="id7" draw:start-glue-point="6" draw:end-shape="id11" draw:end-glue-point="4" svg:d="M26001 15002v502l3749-2v501" svg:viewBox="0 0 3750 1002">
          <text:p/>
        </draw:connector>
        <draw:connector draw:style-name="gr6" draw:text-style-name="P4" draw:layer="layout" draw:type="lines" svg:x1="29.75cm" svg:y1="17.885cm" svg:x2="26.001cm" svg:y2="19.003cm" draw:start-shape="id11" draw:start-glue-point="6" draw:end-shape="id9" draw:end-glue-point="4" svg:d="M29750 17885v620l-3749-3v501" svg:viewBox="0 0 3750 1119">
          <text:p/>
        </draw:connector>
        <draw:custom-shape draw:style-name="gr10" draw:text-style-name="P1" xml:id="id13" draw:id="id13" draw:layer="layout" svg:width="5.999cm" svg:height="4cm" svg:x="9.001cm" svg:y="18cm">
          <text:p text:style-name="P1">Finn andre</text:p>
          <text:p text:style-name="P1">boknummer</text:p>
          <text:p text:style-name="P1">med samme</text:p>
          <text:p text:style-name="P1">original-ISBN</text:p>
          <text:p text:style-name="P1">i *596$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8cm" svg:y1="20cm" svg:x2="9.001cm" svg:y2="20cm" draw:start-shape="id12" draw:end-shape="id13" svg:d="M8000 20000h501-2 502" svg:viewBox="0 0 1002 1">
          <text:p/>
        </draw:connector>
        <draw:custom-shape draw:style-name="gr3" draw:text-style-name="P3" xml:id="id15" draw:id="id15" draw:layer="layout" svg:width="6cm" svg:height="2cm" svg:x="27.001cm" svg:y="1.001cm">
          <text:p text:style-name="P1">epub/opf.rd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s" svg:x1="15cm" svg:y1="2cm" svg:x2="27.001cm" svg:y2="2.001cm" draw:start-shape="id14" draw:end-shape="id15" svg:d="M15000 2000h502l10998 1h501" svg:viewBox="0 0 12002 2">
          <text:p/>
        </draw:connector>
        <draw:connector draw:style-name="gr6" draw:text-style-name="P4" draw:layer="layout" draw:type="lines" svg:x1="12cm" svg:y1="7cm" svg:x2="12cm" svg:y2="3cm" draw:start-shape="id1" draw:end-shape="id14" svg:d="M12000 7000v-501-2997-502" svg:viewBox="0 0 1 4001">
          <text:p/>
        </draw:connector>
        <draw:custom-shape draw:style-name="gr2" draw:text-style-name="P2" xml:id="id16" draw:id="id16" draw:layer="layout" svg:width="8cm" svg:height="2cm" svg:x="22cm" svg:y="22.001cm">
          <text:p text:style-name="P1">Quickbase</text:p>
          <text:p text:style-name="P1"><text:span text:style-name="T1"/></text:p>
          <text:p text:style-name="P1"><text:span text:style-name="T1">github.com/nlbdev/quickbase-dum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7" draw:id="id17" draw:layer="layout" svg:width="7.999cm" svg:height="2cm" svg:x="22.001cm" svg:y="25.002cm">
          <text:p text:style-name="P1">quickbase-get.xsl</text:p>
          <text:p text:style-name="P1">(isbn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26cm" svg:y1="24.001cm" svg:x2="26cm" svg:y2="25.002cm" draw:start-shape="id16" draw:end-shape="id17" svg:d="M26000 24001v501-1 501" svg:viewBox="0 0 1 1002">
          <text:p/>
        </draw:connector>
        <draw:connector draw:style-name="gr6" draw:text-style-name="P4" draw:layer="layout" svg:x1="18.5cm" svg:y1="20.5cm" svg:x2="22.001cm" svg:y2="26.002cm" draw:start-shape="id8" draw:start-glue-point="2" draw:end-shape="id17" draw:end-glue-point="5" svg:d="M18500 20500v5502h3501" svg:viewBox="0 0 3502 5503">
          <text:p/>
        </draw:connector>
        <draw:custom-shape draw:style-name="gr7" draw:text-style-name="P1" xml:id="id18" draw:id="id18" draw:layer="layout" svg:width="7.999cm" svg:height="2cm" svg:x="22.002cm" svg:y="31.003cm">
          <text:p text:style-name="P1">quickbase-isbn-to-rdf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26.002cm" svg:y1="33.003cm" svg:x2="21.75cm" svg:y2="34cm" draw:start-shape="id18" draw:start-glue-point="6" draw:end-shape="id19" draw:end-glue-point="4" svg:d="M26002 33003v502l-4252-6v501" svg:viewBox="0 0 4253 998">
          <text:p/>
        </draw:connector>
        <draw:connector draw:style-name="gr6" draw:text-style-name="P4" draw:layer="layout" draw:type="lines" svg:x1="26.002cm" svg:y1="33.003cm" svg:x2="30.25cm" svg:y2="34.001cm" draw:start-shape="id18" draw:start-glue-point="6" draw:end-shape="id20" draw:end-glue-point="4" svg:d="M26002 33003v502l4248-5v501" svg:viewBox="0 0 4249 999">
          <text:p/>
        </draw:connector>
        <draw:custom-shape draw:style-name="gr11" draw:text-style-name="P3" xml:id="id21" draw:id="id21" draw:layer="layout" svg:width="8cm" svg:height="2cm" svg:x="22cm" svg:y="28cm">
          <text:p text:style-name="P1">quickbase/isbn-ID.xml</text:p>
          <text:p text:style-name="P1"><text:span text:style-name="T1">(Quickbase XML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svg:x1="26.001cm" svg:y1="27.002cm" svg:x2="26cm" svg:y2="28cm" draw:start-shape="id17" draw:start-glue-point="6" draw:end-shape="id21" draw:end-glue-point="4" svg:d="M26001 27002v500h-1v498" svg:viewBox="0 0 2 999">
          <text:p/>
        </draw:connector>
        <draw:connector draw:style-name="gr6" draw:text-style-name="P4" draw:layer="layout" svg:x1="26cm" svg:y1="29.842cm" svg:x2="26.002cm" svg:y2="31.003cm" draw:start-shape="id21" draw:start-glue-point="6" draw:end-shape="id18" draw:end-glue-point="4" svg:d="M26000 29842v660h2v501" svg:viewBox="0 0 3 1162">
          <text:p/>
        </draw:connector>
        <draw:custom-shape draw:style-name="gr12" draw:text-style-name="P3" xml:id="id20" draw:id="id20" draw:layer="layout" svg:width="7.5cm" svg:height="2cm" svg:x="26.5cm" svg:y="34.001cm">
          <text:p text:style-name="P1">quickbase/isbn-ID.rdf</text:p>
          <text:p text:style-name="P1"><text:span text:style-name="T1">(RDF/XML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3" xml:id="id19" draw:id="id19" draw:layer="layout" svg:width="7.5cm" svg:height="2cm" svg:x="18cm" svg:y="34cm">
          <text:p text:style-name="P1">quickbase/isbn-ID.html</text:p>
          <text:p text:style-name="P1"><text:span text:style-name="T1">(RDF/A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22" draw:id="id22" draw:layer="layout" svg:width="7cm" svg:height="2cm" svg:x="1cm" svg:y="25.001cm">
          <text:p text:style-name="P1">Bibliofil</text:p>
          <text:p text:style-name="P1"><text:span text:style-name="T1">(OAI-PMH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3" draw:id="id23" draw:layer="layout" svg:width="5.999cm" svg:height="2cm" svg:x="9.001cm" svg:y="25.005cm">
          <text:p text:style-name="P1">Hent katalogpo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8cm" svg:y1="26.001cm" svg:x2="9.001cm" svg:y2="26.005cm" draw:start-shape="id22" draw:end-shape="id23" svg:d="M8000 26001h501l-2 4h502" svg:viewBox="0 0 1002 5">
          <text:p/>
        </draw:connector>
        <draw:connector draw:style-name="gr6" draw:text-style-name="P4" draw:layer="layout" svg:x1="18.5cm" svg:y1="20.5cm" svg:x2="15cm" svg:y2="26.005cm" draw:start-shape="id8" draw:start-glue-point="2" draw:end-shape="id23" draw:end-glue-point="7" svg:d="M18500 20500v5505h-3500" svg:viewBox="0 0 3501 5506">
          <text:p/>
        </draw:connector>
        <draw:custom-shape draw:style-name="gr14" draw:text-style-name="P1" xml:id="id25" draw:id="id25" draw:layer="layout" svg:width="9.998cm" svg:height="2cm" svg:x="7.002cm" svg:y="31.004cm">
          <text:p text:style-name="P1">normarc/marcxchange-to-opf.xsl</text:p>
          <text:p text:style-name="P1"><text:span text:style-name="T1"/></text:p>
          <text:p text:style-name="P1"><text:span text:style-name="T1">github.com/nlbdev/norma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24" draw:id="id24" draw:layer="layout" svg:width="8cm" svg:height="2cm" svg:x="8cm" svg:y="28.001cm">
          <text:p text:style-name="P1">bibliofil/ID.xml</text:p>
          <text:p text:style-name="P1"><text:span text:style-name="T1">(NORMARC XML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svg:x1="12cm" svg:y1="29.843cm" svg:x2="12.001cm" svg:y2="31.004cm" draw:start-shape="id24" draw:start-glue-point="6" draw:end-shape="id25" draw:end-glue-point="4" svg:d="M12000 29843v660h1v501" svg:viewBox="0 0 2 1162">
          <text:p/>
        </draw:connector>
        <draw:custom-shape draw:style-name="gr12" draw:text-style-name="P3" xml:id="id29" draw:id="id29" draw:layer="layout" svg:width="7.5cm" svg:height="2cm" svg:x="26.5cm" svg:y="37.002cm">
          <text:p text:style-name="P1">bibliofil/ID.rdf</text:p>
          <text:p text:style-name="P1"><text:span text:style-name="T1">(RDF/XML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3" xml:id="id28" draw:id="id28" draw:layer="layout" svg:width="8cm" svg:height="2cm" svg:x="8cm" svg:y="40.001cm">
          <text:p text:style-name="P1">bibliofil/ID.html</text:p>
          <text:p text:style-name="P1"><text:span text:style-name="T1">(RDF/A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3" xml:id="id26" draw:id="id26" draw:layer="layout" svg:width="8.001cm" svg:height="2cm" svg:x="8cm" svg:y="34.002cm">
          <text:p text:style-name="P1">bibliofil/ID.opf</text:p>
          <text:p text:style-name="P1"><text:span text:style-name="T1">(OPF &lt;metadata&gt;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svg:x1="12.001cm" svg:y1="33.004cm" svg:x2="12cm" svg:y2="34.002cm" draw:start-shape="id25" draw:start-glue-point="6" draw:end-shape="id26" draw:end-glue-point="4" svg:d="M12001 33004v500h-1v498" svg:viewBox="0 0 2 999">
          <text:p/>
        </draw:connector>
        <draw:connector draw:style-name="gr6" draw:text-style-name="P4" draw:layer="layout" svg:x1="12.001cm" svg:y1="27.005cm" svg:x2="12cm" svg:y2="28.001cm" draw:start-shape="id23" draw:start-glue-point="6" draw:end-shape="id24" draw:end-glue-point="4" svg:d="M12001 27005v499h-1v497" svg:viewBox="0 0 2 997">
          <text:p/>
        </draw:connector>
        <draw:custom-shape draw:style-name="gr7" draw:text-style-name="P1" xml:id="id27" draw:id="id27" draw:layer="layout" svg:width="7.999cm" svg:height="2cm" svg:x="8.008cm" svg:y="37.005cm">
          <text:p text:style-name="P1">normarc/bibliofil-to-rdf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2cm" svg:y1="35.844cm" svg:x2="12.008cm" svg:y2="37.005cm" draw:start-shape="id26" draw:start-glue-point="6" draw:end-shape="id27" draw:end-glue-point="4" svg:d="M12000 35844v660h8v501" svg:viewBox="0 0 9 1162">
          <text:p/>
        </draw:connector>
        <draw:connector draw:style-name="gr6" draw:text-style-name="P4" draw:layer="layout" svg:x1="12.008cm" svg:y1="39.005cm" svg:x2="12cm" svg:y2="40.001cm" draw:start-shape="id27" draw:start-glue-point="6" draw:end-shape="id28" draw:end-glue-point="4" svg:d="M12008 39005v499h-8v497" svg:viewBox="0 0 9 997">
          <text:p/>
        </draw:connector>
        <draw:connector draw:style-name="gr6" draw:text-style-name="P4" draw:layer="layout" svg:x1="16.007cm" svg:y1="38.005cm" svg:x2="26.5cm" svg:y2="38.002cm" draw:start-shape="id27" draw:end-shape="id29" draw:end-glue-point="5" svg:d="M16007 38005h5247v-3h5246" svg:viewBox="0 0 10494 4">
          <text:p/>
        </draw:connector>
        <draw:custom-shape draw:style-name="gr13" draw:text-style-name="P1" xml:id="id30" draw:id="id30" draw:layer="layout" svg:width="5.999cm" svg:height="2cm" svg:x="34.001cm" svg:y="22.003cm">
          <draw:glue-point draw:id="8" svg:x="-2.5cm" svg:y="-5.005cm" draw:escape-direction="up"/>
          <draw:glue-point draw:id="9" svg:x="-2.5cm" svg:y="4.985cm" draw:escape-direction="down"/>
          <draw:glue-point draw:id="10" svg:x="2.5cm" svg:y="-5.005cm" draw:escape-direction="up"/>
          <draw:glue-point draw:id="11" svg:x="2.5cm" svg:y="4.985cm" draw:escape-direction="down"/>
          <text:p text:style-name="P1">rdf-join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33.001cm" svg:y1="2.001cm" svg:x2="37.001cm" svg:y2="22.003cm" draw:start-shape="id15" draw:start-glue-point="7" draw:end-shape="id30" draw:end-glue-point="4" svg:d="M33001 2001h4000v20002" svg:viewBox="0 0 4001 20003">
          <text:p/>
        </draw:connector>
        <draw:connector draw:style-name="gr6" draw:text-style-name="P4" draw:layer="layout" svg:x1="33cm" svg:y1="17.003cm" svg:x2="35.501cm" svg:y2="22.003cm" draw:start-shape="id11" draw:start-glue-point="7" draw:end-shape="id30" draw:end-glue-point="8" svg:d="M33000 17003h2501v5000" svg:viewBox="0 0 2502 5001">
          <text:p/>
        </draw:connector>
        <draw:connector draw:style-name="gr6" draw:text-style-name="P4" draw:layer="layout" svg:x1="34cm" svg:y1="35.001cm" svg:x2="35.501cm" svg:y2="24cm" draw:start-shape="id20" draw:start-glue-point="7" draw:end-shape="id30" draw:end-glue-point="9" svg:d="M34000 35001h1501v-11001" svg:viewBox="0 0 1502 11002">
          <text:p/>
        </draw:connector>
        <draw:connector draw:style-name="gr6" draw:text-style-name="P4" draw:layer="layout" svg:x1="34cm" svg:y1="38.002cm" svg:x2="37.001cm" svg:y2="24.003cm" draw:start-shape="id29" draw:start-glue-point="7" draw:end-shape="id30" draw:end-glue-point="6" svg:d="M34000 38002h3001v-13999" svg:viewBox="0 0 3002 14000">
          <text:p/>
        </draw:connector>
        <draw:custom-shape draw:style-name="gr16" draw:text-style-name="P3" xml:id="id31" draw:id="id31" draw:layer="layout" svg:width="4.999cm" svg:height="2cm" svg:x="41.001cm" svg:y="22.004cm">
          <text:p text:style-name="P1">metadata.rdf</text:p>
          <text:p text:style-name="P1"><text:span text:style-name="T1">(RDF/XML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svg:x1="40cm" svg:y1="23.003cm" svg:x2="41.001cm" svg:y2="23.004cm" draw:start-shape="id30" draw:start-glue-point="7" draw:end-shape="id31" draw:end-glue-point="5" svg:d="M40000 23003h500v1h501" svg:viewBox="0 0 1002 2">
          <text:p/>
        </draw:connector>
        <draw:custom-shape draw:style-name="gr17" draw:text-style-name="P3" xml:id="id33" draw:id="id33" draw:layer="layout" svg:width="6cm" svg:height="2cm" svg:x="48cm" svg:y="19cm">
          <text:p text:style-name="P1"><text:span text:style-name="T2">Formater:</text:span></text:p>
          <text:p text:style-name="P1">EPUB, DAISY 2.02,</text:p>
          <text:p text:style-name="P1">XHTML, Braill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32" draw:id="id32" draw:layer="layout" svg:width="7.999cm" svg:height="2cm" svg:x="47.001cm" svg:y="22.004cm">
          <draw:glue-point draw:id="8" svg:x="-2.5cm" svg:y="-5.005cm" draw:escape-direction="up"/>
          <draw:glue-point draw:id="9" svg:x="-2.5cm" svg:y="4.985cm" draw:escape-direction="down"/>
          <draw:glue-point draw:id="10" svg:x="2.5cm" svg:y="-5.005cm" draw:escape-direction="up"/>
          <draw:glue-point draw:id="11" svg:x="2.5cm" svg:y="4.985cm" draw:escape-direction="down"/>
          <text:p text:style-name="P1">rdf-to-opf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46cm" svg:y1="23.004cm" svg:x2="47.001cm" svg:y2="23.004cm" draw:start-shape="id31" draw:start-glue-point="7" draw:end-shape="id32" draw:end-glue-point="5" svg:d="M46000 23004h1001" svg:viewBox="0 0 1002 1">
          <text:p/>
        </draw:connector>
        <draw:connector draw:style-name="gr6" draw:text-style-name="P4" draw:layer="layout" svg:x1="51cm" svg:y1="21cm" svg:x2="51.001cm" svg:y2="22.004cm" draw:start-shape="id33" draw:start-glue-point="2" draw:end-shape="id32" draw:end-glue-point="4" svg:d="M51000 21000v508h1v496" svg:viewBox="0 0 2 1005">
          <text:p/>
        </draw:connector>
        <draw:custom-shape draw:style-name="gr11" draw:text-style-name="P3" xml:id="id34" draw:id="id34" draw:layer="layout" svg:width="8cm" svg:height="2cm" svg:x="47.001cm" svg:y="25.001cm">
          <text:p text:style-name="P1">metadata-FORMAT.opf</text:p>
          <text:p text:style-name="P1"><text:span text:style-name="T1">(OPF &lt;metadata&gt;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svg:x1="51.001cm" svg:y1="24.004cm" svg:x2="51.001cm" svg:y2="25.001cm" draw:start-shape="id32" draw:start-glue-point="6" draw:end-shape="id34" draw:end-glue-point="4" svg:d="M51001 24004v997" svg:viewBox="0 0 1 998">
          <text:p/>
        </draw:connector>
        <draw:custom-shape draw:style-name="gr18" draw:text-style-name="P1" xml:id="id35" draw:id="id35" draw:layer="layout" svg:width="4.999cm" svg:height="2cm" svg:x="48.501cm" svg:y="28.005cm">
          <draw:glue-point draw:id="8" svg:x="-2.5cm" svg:y="-5.005cm" draw:escape-direction="up"/>
          <draw:glue-point draw:id="9" svg:x="-2.5cm" svg:y="4.985cm" draw:escape-direction="down"/>
          <draw:glue-point draw:id="10" svg:x="2.5cm" svg:y="-5.005cm" draw:escape-direction="up"/>
          <draw:glue-point draw:id="11" svg:x="2.5cm" svg:y="4.985cm" draw:escape-direction="down"/>
          <text:p text:style-name="P1">opf-to-html.xs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51.001cm" svg:y1="26.843cm" svg:x2="51.001cm" svg:y2="28.005cm" draw:start-shape="id34" draw:start-glue-point="6" draw:end-shape="id35" draw:end-glue-point="4" svg:d="M51001 26843v1162" svg:viewBox="0 0 1 1163">
          <text:p/>
        </draw:connector>
        <draw:custom-shape draw:style-name="gr11" draw:text-style-name="P3" xml:id="id36" draw:id="id36" draw:layer="layout" svg:width="8cm" svg:height="2cm" svg:x="47.002cm" svg:y="31.002cm">
          <text:p text:style-name="P1">metadata-FORMAT.html</text:p>
          <text:p text:style-name="P1"><text:span text:style-name="T1">(HTML &lt;head&gt;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4" draw:layer="layout" svg:x1="51.001cm" svg:y1="30.005cm" svg:x2="51.002cm" svg:y2="31.002cm" draw:start-shape="id35" draw:start-glue-point="6" draw:end-shape="id36" draw:end-glue-point="4" svg:d="M51001 30005v499h1v498" svg:viewBox="0 0 2 998">
          <text:p/>
        </draw:connector>
        <draw:custom-shape draw:style-name="gr19" draw:text-style-name="P1" xml:id="id38" draw:id="id38" draw:layer="layout" svg:width="4.998cm" svg:height="2cm" svg:x="41.002cm" svg:y="28.006cm">
          <draw:glue-point draw:id="8" svg:x="-2.5cm" svg:y="-5.005cm" draw:escape-direction="up"/>
          <draw:glue-point draw:id="9" svg:x="-2.5cm" svg:y="4.985cm" draw:escape-direction="down"/>
          <draw:glue-point draw:id="10" svg:x="2.5cm" svg:y="-5.005cm" draw:escape-direction="up"/>
          <draw:glue-point draw:id="11" svg:x="2.5cm" svg:y="4.985cm" draw:escape-direction="down"/>
          <text:p text:style-name="P1">opf-to-html.xsl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51.001cm" svg:y1="24.004cm" svg:x2="43.501cm" svg:y2="25.004cm" draw:start-shape="id32" draw:start-glue-point="6" draw:end-shape="id37" draw:end-glue-point="4" svg:d="M51001 24004v502l-7500-3v501" svg:viewBox="0 0 7501 1001">
          <text:p/>
        </draw:connector>
        <draw:custom-shape draw:style-name="gr16" draw:text-style-name="P3" xml:id="id37" draw:id="id37" draw:layer="layout" svg:width="4.999cm" svg:height="2cm" svg:x="41.001cm" svg:y="25.004cm">
          <text:p text:style-name="P1">metadata.opf</text:p>
          <text:p text:style-name="P1"><text:span text:style-name="T1">(OPF &lt;metadata&gt;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39" draw:id="id39" draw:layer="layout" svg:width="4.999cm" svg:height="2cm" svg:x="41.001cm" svg:y="31.005cm">
          <text:p text:style-name="P1">metadata.html</text:p>
          <text:p text:style-name="P1"><text:span text:style-name="T1">(HTML &lt;head&gt;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s" svg:x1="43.501cm" svg:y1="26.886cm" svg:x2="43.501cm" svg:y2="28.006cm" draw:start-shape="id37" draw:start-glue-point="6" draw:end-shape="id38" draw:end-glue-point="4" svg:d="M43501 26886v620-1 501" svg:viewBox="0 0 1 1121">
          <text:p/>
        </draw:connector>
        <draw:connector draw:style-name="gr6" draw:text-style-name="P4" draw:layer="layout" draw:type="lines" svg:x1="43.501cm" svg:y1="30.006cm" svg:x2="43.501cm" svg:y2="31.005cm" draw:start-shape="id38" draw:start-glue-point="6" draw:end-shape="id39" draw:end-glue-point="4" svg:d="M43501 30006v502-4 501" svg:viewBox="0 0 1 1000">
          <text:p/>
        </draw:connector>
        <draw:connector draw:style-name="gr6" draw:text-style-name="P4" draw:layer="layout" svg:x1="18.5cm" svg:y1="8.5cm" svg:x2="12.001cm" svg:y2="18cm" draw:start-shape="id2" draw:start-glue-point="2" draw:end-shape="id13" draw:end-glue-point="4" svg:d="M18500 8500v4750h-6499v4750" svg:viewBox="0 0 6500 9501">
          <text:p/>
        </draw:connector>
        <draw:connector draw:style-name="gr6" draw:text-style-name="P4" draw:layer="layout" svg:x1="15cm" svg:y1="20cm" svg:x2="16cm" svg:y2="20cm" draw:start-shape="id13" draw:start-glue-point="7" draw:end-shape="id8" draw:end-glue-point="3" svg:d="M15000 20000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tein Austvik Jacobsen</meta:initial-creator>
    <meta:creation-date>2018-03-14T10:16:09.206948720</meta:creation-date>
    <dc:date>2018-03-14T14:18:48.004178467</dc:date>
    <dc:creator>Jostein Austvik Jacobsen</dc:creator>
    <meta:editing-duration>PT3H13M56S</meta:editing-duration>
    <meta:editing-cycles>64</meta:editing-cycles>
    <meta:generator>LibreOffice/5.4.5.1$Linux_X86_64 LibreOffice_project/40m0$Build-1</meta:generator>
    <meta:document-statistic meta:object-count="82"/>
  </office:meta>
</office:document-meta>
</file>